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212c" officeooo:paragraph-rsid="001d212c"/>
    </style:style>
    <style:style style:name="P2" style:family="paragraph" style:parent-style-name="Heading_20_3">
      <style:text-properties officeooo:rsid="001d212c" officeooo:paragraph-rsid="001d212c"/>
    </style:style>
    <style:style style:name="P3" style:family="paragraph" style:parent-style-name="Standard">
      <style:text-properties officeooo:rsid="001d212c" officeooo:paragraph-rsid="00439c73"/>
    </style:style>
    <style:style style:name="P4" style:family="paragraph" style:parent-style-name="Standard">
      <style:text-properties officeooo:rsid="001d212c" officeooo:paragraph-rsid="00312e5d"/>
    </style:style>
    <style:style style:name="P5" style:family="paragraph" style:parent-style-name="Standard">
      <style:text-properties officeooo:rsid="001d212c" officeooo:paragraph-rsid="00297e20"/>
    </style:style>
    <style:style style:name="P6" style:family="paragraph" style:parent-style-name="Standard">
      <style:text-properties officeooo:rsid="001d212c" officeooo:paragraph-rsid="0022f612"/>
    </style:style>
    <style:style style:name="P7" style:family="paragraph" style:parent-style-name="Standard">
      <style:text-properties officeooo:rsid="001d212c" officeooo:paragraph-rsid="0020422f"/>
    </style:style>
    <style:style style:name="P8" style:family="paragraph" style:parent-style-name="Heading_20_2">
      <style:text-properties style:font-name="Arial1" fo:font-size="12pt" fo:font-weight="normal" officeooo:rsid="0023eed2" officeooo:paragraph-rsid="0023eed2" style:font-size-asian="12pt" style:font-weight-asian="normal" style:font-size-complex="12pt" style:font-weight-complex="normal"/>
    </style:style>
    <style:style style:name="P9" style:family="paragraph" style:parent-style-name="Standard">
      <style:text-properties style:font-name="Arial1" officeooo:rsid="001d212c" officeooo:paragraph-rsid="001d212c"/>
    </style:style>
    <style:style style:name="P10" style:family="paragraph" style:parent-style-name="Heading_20_3">
      <style:paragraph-properties fo:margin-left="0cm" fo:margin-right="0cm" fo:margin-top="0cm" fo:margin-bottom="0.247cm" style:contextual-spacing="false" fo:text-indent="0cm" style:auto-text-indent="false"/>
    </style:style>
    <style:style style:name="P11" style:family="paragraph" style:parent-style-name="Standard">
      <style:text-properties officeooo:rsid="002dcf73" officeooo:paragraph-rsid="002dcf73"/>
    </style:style>
    <style:style style:name="P12" style:family="paragraph" style:parent-style-name="Standard">
      <style:text-properties officeooo:rsid="00297e20" officeooo:paragraph-rsid="00297e20"/>
    </style:style>
    <style:style style:name="P13" style:family="paragraph" style:parent-style-name="Standard">
      <style:text-properties officeooo:rsid="001f4c17" officeooo:paragraph-rsid="001f4c17"/>
    </style:style>
    <style:style style:name="P14" style:family="paragraph" style:parent-style-name="Standard">
      <style:text-properties officeooo:rsid="001f15a3" officeooo:paragraph-rsid="001f15a3"/>
    </style:style>
    <style:style style:name="P15" style:family="paragraph" style:parent-style-name="Text_20_body">
      <style:paragraph-properties fo:margin-left="0cm" fo:margin-right="0cm" fo:margin-top="0cm" fo:margin-bottom="0.247cm" style:contextual-spacing="false" fo:text-indent="0cm" style:auto-text-indent="false"/>
      <style:text-properties officeooo:paragraph-rsid="0035207a"/>
    </style:style>
    <style:style style:name="P16" style:family="paragraph" style:parent-style-name="Text_20_body">
      <style:text-properties officeooo:paragraph-rsid="001d212c"/>
    </style:style>
    <style:style style:name="P17" style:family="paragraph" style:parent-style-name="Text_20_body">
      <style:text-properties officeooo:paragraph-rsid="00495887"/>
    </style:style>
    <style:style style:name="P18" style:family="paragraph" style:parent-style-name="Text_20_body" style:list-style-name="L1">
      <style:paragraph-properties fo:margin-left="0cm" fo:margin-right="0cm" fo:margin-top="0cm" fo:margin-bottom="0.247cm" style:contextual-spacing="false" fo:text-indent="0cm" style:auto-text-indent="false"/>
      <style:text-properties officeooo:paragraph-rsid="0035207a"/>
    </style:style>
    <style:style style:name="P19" style:family="paragraph" style:parent-style-name="Text_20_body" style:list-style-name="L2">
      <style:paragraph-properties fo:margin-left="0cm" fo:margin-right="0cm" fo:margin-top="0cm" fo:margin-bottom="0.247cm" style:contextual-spacing="false" fo:text-indent="0cm" style:auto-text-indent="false"/>
      <style:text-properties officeooo:paragraph-rsid="0035207a"/>
    </style:style>
    <style:style style:name="P20" style:family="paragraph" style:parent-style-name="Text_20_body" style:list-style-name="L3">
      <style:paragraph-properties fo:margin-left="0cm" fo:margin-right="0cm" fo:margin-top="0cm" fo:margin-bottom="0.247cm" style:contextual-spacing="false" fo:text-indent="0cm" style:auto-text-indent="false"/>
      <style:text-properties officeooo:paragraph-rsid="0035207a"/>
    </style:style>
    <style:style style:name="P21" style:family="paragraph" style:parent-style-name="Text_20_body" style:list-style-name="L4">
      <style:paragraph-properties fo:margin-left="0cm" fo:margin-right="0cm" fo:margin-top="0cm" fo:margin-bottom="0.247cm" style:contextual-spacing="false" fo:text-indent="0cm" style:auto-text-indent="false"/>
      <style:text-properties officeooo:paragraph-rsid="0035207a"/>
    </style:style>
    <style:style style:name="P22" style:family="paragraph" style:parent-style-name="Text_20_body" style:list-style-name="L5">
      <style:paragraph-properties fo:margin-left="0cm" fo:margin-right="0cm" fo:margin-top="0cm" fo:margin-bottom="0.247cm" style:contextual-spacing="false" fo:text-indent="0cm" style:auto-text-indent="false"/>
      <style:text-properties officeooo:paragraph-rsid="0035207a"/>
    </style:style>
    <style:style style:name="P23" style:family="paragraph" style:parent-style-name="Text_20_body" style:list-style-name="L6">
      <style:paragraph-properties fo:margin-left="0cm" fo:margin-right="0cm" fo:margin-top="0cm" fo:margin-bottom="0.247cm" style:contextual-spacing="false" fo:text-indent="0cm" style:auto-text-indent="false"/>
      <style:text-properties officeooo:paragraph-rsid="003924bc"/>
    </style:style>
    <style:style style:name="P24" style:family="paragraph" style:parent-style-name="Text_20_body" style:list-style-name="L7">
      <style:paragraph-properties fo:margin-left="0cm" fo:margin-right="0cm" fo:margin-top="0cm" fo:margin-bottom="0.247cm" style:contextual-spacing="false" fo:text-indent="0cm" style:auto-text-indent="false"/>
    </style:style>
    <style:style style:name="P25" style:family="paragraph" style:parent-style-name="Text_20_body" style:list-style-name="L8">
      <style:paragraph-properties fo:margin-left="0cm" fo:margin-right="0cm" fo:margin-top="0cm" fo:margin-bottom="0.247cm" style:contextual-spacing="false" fo:text-indent="0cm" style:auto-text-indent="false"/>
    </style:style>
    <style:style style:name="P26" style:family="paragraph" style:parent-style-name="Text_20_body" style:list-style-name="L9">
      <style:paragraph-properties fo:margin-left="0cm" fo:margin-right="0cm" fo:margin-top="0cm" fo:margin-bottom="0.247cm" style:contextual-spacing="false" fo:text-indent="0cm" style:auto-text-indent="false"/>
    </style:style>
    <style:style style:name="P27" style:family="paragraph" style:parent-style-name="Text_20_body" style:list-style-name="L10">
      <style:paragraph-properties fo:margin-left="0cm" fo:margin-right="0cm" fo:margin-top="0cm" fo:margin-bottom="0.247cm" style:contextual-spacing="false" fo:text-indent="0cm" style:auto-text-indent="false"/>
    </style:style>
    <style:style style:name="P28" style:family="paragraph" style:parent-style-name="Text_20_body" style:list-style-name="L11">
      <style:paragraph-properties fo:margin-left="0cm" fo:margin-right="0cm" fo:margin-top="0cm" fo:margin-bottom="0.247cm" style:contextual-spacing="false" fo:text-indent="0cm" style:auto-text-indent="false"/>
    </style:style>
    <style:style style:name="P29" style:family="paragraph" style:parent-style-name="Text_20_body" style:list-style-name="L12">
      <style:paragraph-properties fo:margin-left="0cm" fo:margin-right="0cm" fo:margin-top="0cm" fo:margin-bottom="0.247cm" style:contextual-spacing="false" fo:text-indent="0cm" style:auto-text-indent="false"/>
    </style:style>
    <style:style style:name="P30" style:family="paragraph" style:parent-style-name="Text_20_body" style:list-style-name="L13">
      <style:paragraph-properties fo:margin-left="0cm" fo:margin-right="0cm" fo:margin-top="0cm" fo:margin-bottom="0.247cm" style:contextual-spacing="false" fo:text-indent="0cm" style:auto-text-indent="false"/>
    </style:style>
    <style:style style:name="P31" style:family="paragraph" style:parent-style-name="Text_20_body" style:list-style-name="L14">
      <style:paragraph-properties fo:margin-left="0cm" fo:margin-right="0cm" fo:margin-top="0cm" fo:margin-bottom="0.247cm" style:contextual-spacing="false" fo:text-indent="0cm" style:auto-text-indent="false"/>
    </style:style>
    <style:style style:name="T1" style:family="text">
      <style:text-properties officeooo:rsid="001d212c"/>
    </style:style>
    <style:style style:name="T2" style:family="text">
      <style:text-properties officeooo:rsid="001f15a3"/>
    </style:style>
    <style:style style:name="T3" style:family="text">
      <style:text-properties officeooo:rsid="001f4c17"/>
    </style:style>
    <style:style style:name="T4" style:family="text">
      <style:text-properties officeooo:rsid="0020422f"/>
    </style:style>
    <style:style style:name="T5" style:family="text">
      <style:text-properties officeooo:rsid="00223a0d"/>
    </style:style>
    <style:style style:name="T6" style:family="text">
      <style:text-properties officeooo:rsid="00266da5"/>
    </style:style>
    <style:style style:name="T7" style:family="text">
      <style:text-properties officeooo:rsid="002a0519"/>
    </style:style>
    <style:style style:name="T8" style:family="text">
      <style:text-properties officeooo:rsid="002fc614"/>
    </style:style>
    <style:style style:name="T9" style:family="text">
      <style:text-properties officeooo:rsid="0032ecfd"/>
    </style:style>
    <style:style style:name="T10" style:family="text">
      <style:text-properties officeooo:rsid="003924bc"/>
    </style:style>
    <style:style style:name="T11" style:family="text">
      <style:text-properties officeooo:rsid="003e6e02"/>
    </style:style>
    <style:style style:name="T12" style:family="text">
      <style:text-properties fo:font-weight="bold"/>
    </style:style>
    <style:style style:name="T13" style:family="text">
      <style:text-properties fo:font-weight="bold" officeooo:rsid="0047e6aa"/>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1d212c"/>
    </style:style>
    <style:style style:name="T16" style:family="text">
      <style:text-properties officeooo:rsid="0047e6aa"/>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text:start-value="5">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1 </text:p>
      <text:p text:style-name="P1">1 Reconoce cada una de las características sel diseño actual</text:p>
      <text:p text:style-name="P1">2 Pon un ejemplo de cada una </text:p>
      <text:p text:style-name="P1"/>
      <text:p text:style-name="P1"/>
      <text:p text:style-name="P1">Aplicaciones web progresivas (PWA)</text:p>
      <text:p text:style-name="P9"/>
      <text:p text:style-name="P9"><text:span text:style-name="T2">E</text:span>s una tecnología promovida por Google. Son apps webs que hacen uso de las tecnologías más novedosas y potentes de los navegadores. Es decir, combinan lo mejor de las webs y lo mejor de las apps nativas.La intención es ofrecer a los usuarios una experiencia que esté más cerca de una app nativa a una app web. </text:p>
      <text:p text:style-name="P9"/>
      <text:p text:style-name="P14">No necesitan un sistema operativo para ser soportadas, solo un navegador web</text:p>
      <text:p text:style-name="P14">En resumen es híbrido que funciona como apps nativas pero funciona al igual que una página web. </text:p>
      <text:p text:style-name="P1"/>
      <text:p text:style-name="P16"><text:span text:style-name="T1">Google Maps. </text:span>Google Drive. Google Fotos, <text:span text:style-name="T3">facebook, telegram etc</text:span></text:p>
      <text:p text:style-name="P1"/>
      <text:p text:style-name="P1"/>
      <text:p text:style-name="P13">WebAssembly</text:p>
      <text:p text:style-name="P7"/>
      <text:p text:style-name="P7"><text:span text:style-name="T4">E</text:span>s un lenguaje de bajo nivel, similar al lenguaje ensamblador, <text:span text:style-name="T5">ejecutado en los navegadores modernos,</text:span> con un formato binario compacto que se ejecuta con rendimiento casi nativo y provee un objetivo de compilación para lenguajes como C/C++ y Rust que les permite correr en la web.  </text:p>
      <text:h text:style-name="P8" text:outline-level="2">AutoCAD Web, <text:span text:style-name="T6">Google earth para la web</text:span></text:h>
      <text:p text:style-name="P1"/>
      <text:p text:style-name="P1"/>
      <text:p text:style-name="P6">Busqueda y navegacion por voz</text:p>
      <text:p text:style-name="P1"/>
      <text:p text:style-name="P5">La búsqueda por voz es una tecnología que permite al usuario utilizar un comando de voz para buscar en Internet, en un sitio web o en una aplicación. </text:p>
      <text:p text:style-name="P5"/>
      <text:p text:style-name="P12">Siri, <text:span text:style-name="T7">Asistente voz google, Alexa </text:span><text:span text:style-name="T11">de Amazon</text:span></text:p>
      <text:p text:style-name="P1"/>
      <text:p text:style-name="P1"/>
      <text:p text:style-name="P1">IA</text:p>
      <text:p text:style-name="P1">La inteligencia artificial (IA) es una tecnología que permite a ordenadores y máquinas simular la inteligencia humana y su capacidad para resolver problemas. </text:p>
      <text:p text:style-name="P11">ChatGpt, phind</text:p>
      <text:p text:style-name="P1"/>
      <text:p text:style-name="P1">Modo oscuro</text:p>
      <text:p text:style-name="P1"/>
      <text:p text:style-name="P1">El modo oscuro es un cambio temporal en la paleta de colores del software, donde se reemplaza el tradicional fondo blanco con letras negras por una interfaz de color oscuro, que varía entre negro y gris </text:p>
      <text:p text:style-name="P1"/>
      <text:p text:style-name="P1"/>
      <text:p text:style-name="P1"/>
      <text:p text:style-name="P1"/>
      <text:p text:style-name="P1"/>
      <text:p text:style-name="P1"/>
      <text:p text:style-name="P1"><text:soft-page-break/>React</text:p>
      <text:p text:style-name="P1"/>
      <text:p text:style-name="P1">React es una biblioteca de JavaScript <text:s/>para crear interfaces de usuario (UI) en aplicaciones web y móviles, <text:span text:style-name="T8">es de codigo abierto y desarrollada por facebook, que busca </text:span></text:p>
      <text:p text:style-name="P1"/>
      <text:p text:style-name="P1"><text:span text:style-name="T8">Es </text:span>una biblioteca de JavaScript de código abierto desarrollada por Facebook (ahora Meta). Su objetivo principal es simplificar el desarrollo de interfaces de usuario interactivas</text:p>
      <text:p text:style-name="P1">Airbnb: <text:a xlink:type="simple" xlink:href="https://www.airbnb.com/" text:style-name="Internet_20_link" text:visited-style-name="Visited_20_Internet_20_Link">https://www.airbnb.com/</text:a> </text:p>
      <text:p text:style-name="P1"/>
      <text:p text:style-name="P4">Angular</text:p>
      <text:p text:style-name="P1">Angular es un framework de JavaScript completo que proporciona un conjunto de herramientas y técnicas para desarrollar aplicaciones web y móviles de una manera estructurada y eficiente  </text:p>
      <text:p text:style-name="P1">Google Search: <text:a xlink:type="simple" xlink:href="https://www.google.com/" text:style-name="Internet_20_link" text:visited-style-name="Visited_20_Internet_20_Link">https://www.google.com/</text:a> </text:p>
      <text:p text:style-name="P1"/>
      <text:p text:style-name="P1"/>
      <text:p text:style-name="P1">WebGL</text:p>
      <text:p text:style-name="P1"/>
      <text:p text:style-name="P3">WebGL (Web Graphics Library) es una especificación estándar <text:span text:style-name="T9">basada en javasCript</text:span> que permite renderizar gráficos 3D y efectos visuales complejos dentro del navegador web sin necesidad de plugins adicionales.</text:p>
      <text:p text:style-name="P3">https://madebyevan.com/webgl-water/ </text:p>
      <text:p text:style-name="P1"/>
      <text:p text:style-name="P1"/>
      <text:p text:style-name="P1">Fuentes ¿cuales son las mas usadas?</text:p>
      <text:p text:style-name="P1"/>
      <text:list text:style-name="L1">
        <text:list-header>
          <text:p text:style-name="P18">Helvetica</text:p>
          <text:p text:style-name="P18">Una fuente sans-serif clásica y versátil </text:p>
          <text:p text:style-name="P18">Ideal para textos largos y legibles en pantallas pequeñas </text:p>
          <text:p text:style-name="P18"/>
        </text:list-header>
      </text:list>
      <text:list text:style-name="L2">
        <text:list-header>
          <text:p text:style-name="P19">Arial</text:p>
          <text:p text:style-name="P19">Una fuente sans-serif muy común y ampliamente soportada</text:p>
          <text:p text:style-name="P19">Similar a Helvetica pero con algunas diferencias sutiles</text:p>
          <text:p text:style-name="P19"/>
        </text:list-header>
      </text:list>
      <text:list text:style-name="L3">
        <text:list-header>
          <text:p text:style-name="P20">Times New Roman</text:p>
          <text:p text:style-name="P20">Una fuente serif tradicional y legible</text:p>
          <text:p text:style-name="P20">Ideal para textos formales y académicos</text:p>
          <text:p text:style-name="P20"/>
        </text:list-header>
      </text:list>
      <text:list text:style-name="L4">
        <text:list-header>
          <text:p text:style-name="P21">Georgia</text:p>
          <text:p text:style-name="P21">Diseñada específicamente para la web por Microsoft</text:p>
          <text:p text:style-name="P21">Ofrece una excelente legibilidad en pantallas de alta resolución</text:p>
        </text:list-header>
      </text:list>
      <text:p text:style-name="P15"/>
      <text:p text:style-name="P15"/>
      <text:list text:style-name="L5">
        <text:list-header>
          <text:p text:style-name="P22"><text:soft-page-break/>Verdana</text:p>
          <text:p text:style-name="P22">Otra fuente diseñada para la web por Microsoft</text:p>
          <text:p text:style-name="P22">Excelente para textos largos en pantallas pequeñas </text:p>
        </text:list-header>
      </text:list>
      <text:p text:style-name="P1"/>
      <text:p text:style-name="P1"/>
      <text:p text:style-name="P1">Titulos ¿cada vez mas grandes o cada vez mas pequeños?</text:p>
      <text:p text:style-name="P1"/>
      <text:h text:style-name="P2" text:outline-level="3">Títulos más grandes y prominentes</text:h>
      <text:list text:style-name="L6">
        <text:list-header>
          <text:p text:style-name="P23">Se observa un aumento en el tamaño de los títulos y pies de página en el diseño web actual</text:p>
        </text:list-header>
      </text:list>
      <text:list text:style-name="L7">
        <text:list-header>
          <text:p text:style-name="P24">Los diseñadores están estratégicamente aumentando el tamaño de estos elementos para dar un reconocimiento inequívoco a las marcas menos conocidas</text:p>
        </text:list-header>
      </text:list>
      <text:list text:style-name="L8">
        <text:list-header>
          <text:p text:style-name="P25">Se están utilizando títulos que dominan toda la pantalla por encima del área visible inicia<text:span text:style-name="T10">l.</text:span>.</text:p>
        </text:list-header>
      </text:list>
      <text:h text:style-name="P10" text:outline-level="3">Razones para el aumento de tamaño</text:h>
      <text:list text:style-name="L9">
        <text:list-header>
          <text:p text:style-name="P26">Resaltar la importancia de los títulos de marca en el diseño web</text:p>
        </text:list-header>
      </text:list>
      <text:list text:style-name="L10">
        <text:list-header>
          <text:p text:style-name="P27">Mostrar tipografías complejas y distintivas</text:p>
        </text:list-header>
      </text:list>
      <text:list text:style-name="L11">
        <text:list-header>
          <text:p text:style-name="P28">Adaptarse al comportamiento de los usuarios, quienes buscan señales visuales más grandes para las acciones importantes</text:p>
        </text:list-header>
      </text:list>
      <text:h text:style-name="P10" text:outline-level="3">Impacto en el diseño</text:h>
      <text:list text:style-name="L12">
        <text:list-header>
          <text:p text:style-name="P29">Esta tendencia está rompiendo convenciones habituales del diseño web tradicional</text:p>
        </text:list-header>
      </text:list>
      <text:list text:style-name="L13">
        <text:list-header>
          <text:p text:style-name="P30">Está replanteando la jerarquía visual tradicional para resaltar y dar identidad a las marcas</text:p>
        </text:list-header>
      </text:list>
      <text:list text:style-name="L14">
        <text:list-header>
          <text:p text:style-name="P31">Se espera que estos elementos ganen aún más relevancia ocupando más espacio en pantalla en el futuro</text:p>
        </text:list-header>
      </text:list>
      <text:p text:style-name="P1"/>
      <text:p text:style-name="P1"/>
      <text:p text:style-name="P1"><text:span text:style-name="T12">Gráficos </text:span><text:span text:style-name="T13">v</text:span><text:span text:style-name="T12">ectoriales</text:span><text:line-break/>Es <text:span text:style-name="T16">u</text:span>na imagen compuesta por objetos geom´tricos compuesto de fórmulas<text:line-break/>y algoritmos matemáticos que no pierde calidad independientemente<text:line-break/>del zoom que se le realice y además ocupa menos espacio físico en<text:line-break/>el servidor. <text:line-break/></text:p>
      <text:p text:style-name="P1"/>
      <text:p text:style-name="P1">Scrolling design </text:p>
      <text:p text:style-name="P1"/>
      <text:p text:style-name="P1">-- <text:span text:style-name="T16">Scroll infinito</text:span></text:p>
      <text:p text:style-name="P1">Es una técnica de diseño web que permite cargar contenido<text:line-break/>dinámicamente mientras el usuario desplaza hacia abajo en una<text:line-break/>página </text:p>
      <text:p text:style-name="P1"/>
      <text:p text:style-name="P1"/>
      <text:p text:style-name="P1"/>
      <text:p text:style-name="P16"><text:soft-page-break/><text:span text:style-name="T15">Efecto </text:span><text:span text:style-name="T14">parallax</text:span><text:line-break/>Es una técnica visual en diseño web que simula el movimiento y<text:line-break/>desplazamiento de diferente figuras a distintas velocidades, creando<text:line-break/>una ilusión óptica de profundidad tridimensional. </text:p>
      <text:p text:style-name="P16"/>
      <text:p text:style-name="P16"><text:span text:style-name="T12">WebXR (AR y VR)</text:span><text:line-break/>Es una tecnología que permite experiencias de Realidad Aumentada <text:span text:style-name="T12">AR</text:span><text:line-break/>y Realidad Virtual <text:span text:style-name="T12">VR</text:span> en navegadores web. </text:p>
      <text:p text:style-name="P16"/>
      <text:p text:style-name="P17"><text:span text:style-name="T12">Neoformismo</text:span><text:line-break/>Se trata de una tendencia reciente en el diseñod e interfaces de<text:line-break/>usuario que busca crear interfaces que ses asemejen a objetos<text:line-break/>cotidianos de la realidad. Haciendo elementos de la interfaz<text:line-break/>naturales y familiares.<text:line-break/>Como por ejemplo formas sin bordes, fondos sombrios, uso de sombras y<text:line-break/>luces, elementos orgánicos, transparencias o animaciones suaves son<text:line-break/>algunas de sus principales funciones. </text:p>
      <text:p text:style-name="P17"/>
      <text:p text:style-name="P17"><text:span text:style-name="T12">Degradados</text:span><text:line-break/>Se <text:s/>trata de una transicción gradual entre dos o más colores, creando<text:line-break/>un efecto visualmente agradable en el diseño. </text:p>
      <text:p text:style-name="P17"/>
      <text:p text:style-name="P17"><text:span text:style-name="T12">mágenes:<text:line-break/>¿Cada vez más grandes o más pequeñas?</text:span><text:line-break/>Las imágenes han aumentado tanto su tamaño como su definición gracias<text:line-break/>al aumento de la tecnología móvil y la conexión alta de red<text:line-break/>establ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4T10:51:44.624000000</meta:creation-date>
    <meta:generator>LibreOffice/7.6.1.2$Windows_X86_64 LibreOffice_project/f5defcebd022c5bc36bbb79be232cb6926d8f674</meta:generator>
    <dc:date>2024-09-30T08:56:11.903000000</dc:date>
    <meta:editing-duration>PT2H26M43S</meta:editing-duration>
    <meta:editing-cycles>36</meta:editing-cycles>
    <meta:document-statistic meta:table-count="0" meta:image-count="0" meta:object-count="0" meta:page-count="4" meta:paragraph-count="67" meta:word-count="854" meta:character-count="5460" meta:non-whitespace-character-count="4644"/>
  </office:meta>
</office:document-meta>
</file>